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Berlin Sans FB" svg:font-family="'Berlin Sans FB'" style:font-family-generic="swiss" style:font-pitch="variable"/>
    <style:font-face style:name="Broadway" svg:font-family="Broadway" style:font-family-generic="decorative" style:font-pitch="variable"/>
    <style:font-face style:name="Brush Script MT" svg:font-family="'Brush Script MT'" style:font-family-generic="script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Table_20_Contents">
      <style:text-properties style:font-name="Liberation Serif1" fo:font-weight="bold" officeooo:rsid="0132664b" officeooo:paragraph-rsid="01294cbe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1" fo:font-size="14pt" fo:font-weight="bold" officeooo:rsid="0121db9f" officeooo:paragraph-rsid="010e77ee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1" fo:font-size="14pt" fo:font-weight="bold" officeooo:rsid="0121db9f" officeooo:paragraph-rsid="012b8ed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1" fo:font-size="12pt" fo:font-style="italic" fo:font-weight="normal" officeooo:rsid="00318d68" officeooo:paragraph-rsid="0099bf86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1" fo:font-size="12pt" fo:font-style="italic" fo:font-weight="normal" officeooo:rsid="00318d68" officeooo:paragraph-rsid="012b8edd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1" fo:font-size="12pt" fo:font-style="italic" fo:font-weight="normal" officeooo:rsid="00318d68" officeooo:paragraph-rsid="012c6fd9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Liberation Serif1" fo:font-size="12pt" fo:font-style="italic" fo:font-weight="normal" officeooo:rsid="00318d68" officeooo:paragraph-rsid="012b8edd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Liberation Serif1" fo:font-size="12pt" fo:font-style="italic" fo:font-weight="bold" officeooo:rsid="00318d68" officeooo:paragraph-rsid="012b8edd" style:font-size-asian="10.5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1" fo:font-size="12pt" fo:font-style="normal" fo:font-weight="normal" officeooo:rsid="00318d68" officeooo:paragraph-rsid="0099bf86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1" fo:font-size="12pt" fo:font-style="normal" fo:font-weight="normal" officeooo:rsid="00318d68" officeooo:paragraph-rsid="012b8edd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Liberation Serif1" fo:font-size="12pt" fo:font-style="normal" fo:font-weight="normal" officeooo:rsid="00318d68" officeooo:paragraph-rsid="012b8edd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Liberation Serif1" fo:font-size="12pt" fo:font-style="normal" fo:font-weight="normal" officeooo:rsid="00318d68" officeooo:paragraph-rsid="012c6fd9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1" fo:font-size="12pt" fo:font-style="normal" fo:font-weight="normal" officeooo:rsid="0130e16d" officeooo:paragraph-rsid="0130e16d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Liberation Serif1" fo:font-size="12pt" fo:font-style="normal" fo:font-weight="normal" officeooo:rsid="01316c7c" officeooo:paragraph-rsid="01316c7c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Liberation Serif1" fo:font-size="12pt" fo:font-style="normal" fo:font-weight="normal" officeooo:rsid="01316c7c" officeooo:paragraph-rsid="01316c7c" style:font-size-asian="10.5pt" style:font-style-asian="normal" style:font-weight-asian="normal" style:font-size-complex="12pt" style:font-style-complex="normal" style:font-weight-complex="normal" loext:padding="0.049cm" loext:border="0.06pt fine-dashed #000000"/>
    </style:style>
    <style:style style:name="P18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Liberation Serif1" fo:font-size="12pt" fo:font-style="normal" fo:font-weight="bold" officeooo:rsid="00318d68" officeooo:paragraph-rsid="012b8edd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Liberation Serif1" fo:font-size="12pt" fo:font-style="normal" style:text-underline-style="solid" style:text-underline-width="auto" style:text-underline-color="font-color" fo:font-weight="normal" officeooo:rsid="00318d68" officeooo:paragraph-rsid="012b8edd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Liberation Serif1" fo:font-size="12pt" fo:font-style="normal" style:text-underline-style="wave" style:text-underline-width="auto" style:text-underline-color="font-color" fo:font-weight="normal" officeooo:rsid="00318d68" officeooo:paragraph-rsid="012c6fd9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Liberation Serif1" fo:font-size="12pt" fo:font-style="normal" style:text-underline-style="solid" style:text-underline-type="double" style:text-underline-width="auto" style:text-underline-color="font-color" fo:font-weight="normal" officeooo:rsid="00318d68" officeooo:paragraph-rsid="012c6fd9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Liberation Serif1" fo:font-size="28pt" fo:font-style="normal" fo:font-weight="normal" officeooo:rsid="00318d68" officeooo:paragraph-rsid="012b8edd" style:font-size-asian="28pt" style:font-style-asian="normal" style:font-weight-asian="normal" style:font-size-complex="28pt" style:font-style-complex="normal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Lucida Handwriting" fo:font-size="18pt" fo:font-style="normal" fo:font-weight="normal" officeooo:rsid="00318d68" officeooo:paragraph-rsid="012b8edd" style:font-size-asian="18pt" style:font-style-asian="normal" style:font-weight-asian="normal" style:font-size-complex="18pt" style:font-style-complex="normal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Berlin Sans FB" fo:font-size="28pt" fo:font-style="normal" fo:font-weight="normal" officeooo:rsid="00318d68" officeooo:paragraph-rsid="012b8edd" style:font-size-asian="28pt" style:font-style-asian="normal" style:font-weight-asian="normal" style:font-size-complex="28pt" style:font-style-complex="normal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ff3333" loext:opacity="100%" style:font-name="Liberation Serif1" fo:font-size="12pt" fo:font-style="normal" fo:font-weight="bold" officeooo:rsid="00318d68" officeooo:paragraph-rsid="012b8edd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Verdana" fo:font-size="12pt" fo:font-style="normal" fo:font-weight="normal" officeooo:rsid="00318d68" officeooo:paragraph-rsid="012b8edd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Brush Script MT" fo:font-size="12pt" fo:font-style="normal" fo:font-weight="normal" officeooo:rsid="00318d68" officeooo:paragraph-rsid="012b8edd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Arial1" fo:font-size="12pt" fo:font-style="italic" style:text-underline-style="solid" style:text-underline-width="auto" style:text-underline-color="font-color" fo:font-weight="bold" officeooo:rsid="00318d68" officeooo:paragraph-rsid="012b8edd" style:font-size-asian="10.5pt" style:font-style-asian="italic" style:font-weight-asian="bold" style:font-size-complex="12pt" style:font-style-complex="italic" style:font-weight-complex="bold"/>
    </style:style>
    <style:style style:name="P29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text-transform="uppercase" style:font-name="Arial1" fo:font-size="12pt" fo:font-style="normal" fo:font-weight="normal" officeooo:rsid="00318d68" officeooo:paragraph-rsid="012c6fd9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small-caps" style:font-name="Arial1" fo:font-size="16pt" fo:font-style="normal" fo:font-weight="normal" officeooo:rsid="00318d68" officeooo:paragraph-rsid="012c6fd9" style:font-size-asian="16pt" style:font-style-asian="normal" style:font-weight-asian="normal" style:font-size-complex="16pt" style:font-style-complex="normal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text-outline="true" style:font-name="Broadway" fo:font-size="16pt" fo:font-style="normal" fo:font-weight="normal" officeooo:rsid="00318d68" officeooo:paragraph-rsid="012c6fd9" style:font-size-asian="16pt" style:font-style-asian="normal" style:font-weight-asian="normal" style:font-size-complex="16pt" style:font-style-complex="normal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1" fo:font-size="18pt" fo:font-style="normal" fo:text-shadow="1pt 1pt" fo:font-weight="normal" officeooo:rsid="00318d68" officeooo:paragraph-rsid="012c6fd9" style:font-size-asian="18pt" style:font-style-asian="normal" style:font-weight-asian="normal" style:font-size-complex="18pt" style:font-style-complex="normal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ff6600" loext:opacity="100%" style:font-name="Tahoma" fo:font-size="14pt" fo:font-style="normal" fo:font-weight="normal" officeooo:rsid="00318d68" officeooo:paragraph-rsid="012c6fd9" style:font-size-asian="14pt" style:font-style-asian="normal" style:font-weight-asian="normal" style:font-size-complex="14pt" style:font-style-complex="normal" style:font-weight-complex="normal" style:font-relief="embossed"/>
    </style:style>
    <style:style style:name="P34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Wingdings" fo:font-size="12pt" fo:font-style="normal" fo:font-weight="normal" officeooo:rsid="00318d68" officeooo:paragraph-rsid="012c6fd9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use-window-font-color="true" loext:opacity="0%" style:font-name="Liberation Serif1" fo:font-size="12pt" fo:font-style="italic" fo:font-weight="normal" officeooo:rsid="01316c7c" officeooo:paragraph-rsid="01316c7c" fo:background-color="#99ff66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normal" fo:font-weight="normal" officeooo:rsid="0130e16d" officeooo:paragraph-rsid="0130e16d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normal" fo:font-weight="normal" officeooo:rsid="0130e16d" officeooo:paragraph-rsid="0130e16d" style:font-name-asian="Liberation Serif" style:font-size-asian="10.5pt" style:font-style-asian="normal" style:font-weight-asian="normal" style:font-name-complex="Liberation Serif" style:font-size-complex="12pt" style:font-style-complex="normal" style:font-weight-complex="normal"/>
    </style:style>
    <style:style style:name="P38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style:font-name="Liberation Serif1" fo:font-size="12pt" fo:font-style="normal" fo:font-weight="normal" officeooo:rsid="01316c7c" officeooo:paragraph-rsid="01316c7c" style:font-size-asian="10.5pt" style:font-style-asian="normal" style:font-weight-asian="normal" style:font-size-complex="12pt" style:font-style-complex="normal" style:font-weight-complex="normal" loext:padding="0.049cm" loext:border="none"/>
    </style:style>
    <style:style style:name="P3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1" fo:font-size="12pt" fo:font-style="normal" fo:font-weight="normal" officeooo:rsid="0130e16d" officeooo:paragraph-rsid="0130e16d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1" fo:font-size="12pt" fo:font-style="italic" fo:font-weight="normal" officeooo:rsid="012c6fd9" officeooo:paragraph-rsid="012c6fd9" style:font-size-asian="10.5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break-before="page"/>
      <style:text-properties style:font-name="Liberation Serif1" fo:font-size="12pt" fo:font-style="italic" fo:font-weight="normal" officeooo:rsid="012c6fd9" officeooo:paragraph-rsid="012c6fd9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1326919"/>
    </style:style>
    <style:style style:name="T2" style:family="text">
      <style:text-properties officeooo:rsid="01294cbe"/>
    </style:style>
    <style:style style:name="T3" style:family="text">
      <style:text-properties officeooo:rsid="012b8edd"/>
    </style:style>
    <style:style style:name="T4" style:family="text">
      <style:text-properties officeooo:rsid="0130e16d"/>
    </style:style>
    <style:style style:name="T5" style:family="text">
      <style:text-properties style:text-position="super 58%"/>
    </style:style>
    <style:style style:name="T6" style:family="text">
      <style:text-properties style:text-position="sub 58%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officeooo:rsid="0132664b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1359e3b" style:font-size-asian="10pt" style:font-size-complex="10pt"/>
    </style:style>
    <style:style style:name="T12" style:family="text">
      <style:text-properties fo:color="#000080" loext:opacity="100%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ufgabe <text:span text:style-name="T2">1</text:span></text:p>
      <text:p text:style-name="P11"/>
      <text:p text:style-name="P15">@ <text:tab/>(Alt-Q)</text:p>
      <text:p text:style-name="P15">€<text:tab/>(Alt-E)</text:p>
      <text:p text:style-name="P15">á<text:tab/>(Akzent + a)</text:p>
      <text:p text:style-name="P15">è<text:tab/>(Shift-Akzent + e)</text:p>
      <text:p text:style-name="P36">ç<text:tab/>(Einfügen – Sonderzeichen)</text:p>
      <text:p text:style-name="P36">ĝ<text:tab/>(Einfügen – Sonderzeichen)</text:p>
      <text:p text:style-name="P36">λ<text:tab/>(Einfügen – Sonderzeichen, griechische Symbole)</text:p>
      <text:p text:style-name="P36">©<text:tab/>( ( c ) )</text:p>
      <text:p text:style-name="P36">½<text:tab/>( 1 / 2 )</text:p>
      <text:p text:style-name="P36">Ω<text:tab/>(Einfügen – Sonderzeichen, griechische Symbole)</text:p>
      <text:p text:style-name="P37">↑<text:tab/>(Einfügen – Sonderzeichen, Pfeilsymbole)</text:p>
      <text:p text:style-name="P37">∞<text:tab/>(Einfügen – Sonderzeichen, mathematische Operatoren)</text:p>
      <text:p text:style-name="P15"/>
      <text:p text:style-name="P15"/>
      <text:p text:style-name="P5">Aufgabe <text:span text:style-name="T3">2</text:span></text:p>
      <text:p text:style-name="P12"/>
      <text:p text:style-name="P7">Formatiere jede Zeile, so wie es im untenstehenden Text steht.</text:p>
      <text:p text:style-name="P7">Markiere dazu den Text (mit der Maus oder mit der Tastatur) und wähle dann die Formatierung. Nimm eine beliebige Schriftart, wenn die angegebene Schrift nicht installiert ist!</text:p>
      <text:p text:style-name="P7"/>
      <text:p text:style-name="P13">Ich bin ein ganz normaler Text.</text:p>
      <text:p text:style-name="P18">Ich bin fett formatiert.</text:p>
      <text:p text:style-name="P9">Mich nennt man kursiv.</text:p>
      <text:p text:style-name="P10">Fett und kursiv bin ich.</text:p>
      <text:p text:style-name="P19">Mich hat jemand unterstrichen.</text:p>
      <text:p text:style-name="P27">Ich bin eine ganz andere Schrift.</text:p>
      <text:p text:style-name="P22">Und ich bin größer als 24 pt.</text:p>
      <text:p text:style-name="P24">Ich bin groß und anders als <text:span text:style-name="T4">die anderen.</text:span></text:p>
      <text:p text:style-name="P25">Ich bin eine <text:span text:style-name="T4">fette</text:span> große Schrift und rot.</text:p>
      <text:p text:style-name="P35">Ich bin kursiv und in hellgrün hervorgehoben (wie mit Textmarker).</text:p>
      <text:p text:style-name="P26">Ich bin die <text:span text:style-name="T4">Verdana</text:span> und 17 pt. groß.</text:p>
      <text:p text:style-name="P23">Meine Schrift ist Lucida Handwriting, 18 pt.</text:p>
      <text:p text:style-name="P28">Meine Schrift ist Arial, 12 pt. fett, kursiv, unterstrichen.</text:p>
      <text:p text:style-name="P40"/>
      <text:p text:style-name="P41">Ab hier: formatiere mithilfe des Menüs [Format] – [Zeichen]</text:p>
      <text:p text:style-name="P8"/>
      <text:p text:style-name="P29">Meine Schrift ist Arial, 12 pt und in Großbuchstaben.</text:p>
      <text:p text:style-name="P30">Meine Schrift ist Arial, 16 pt., Kapitälchen.</text:p>
      <text:p text:style-name="P31">Meine Schrift ist B<text:span text:style-name="T4">roadway</text:span>, 16 pt., <text:span text:style-name="T4">Kontur</text:span>.</text:p>
      <text:p text:style-name="P32">Meine Schrift ist Times New Roman , 18 pt., <text:span text:style-name="T4">mit Schatten</text:span>.</text:p>
      <text:p text:style-name="P33">Meine Schrift ist Tahoma , 14 pt., Relief, orange.</text:p>
      <text:p text:style-name="P34">Ich bin eine Geheimschrift – formatiere mich mit der Schriftart Webdings.</text:p>
      <text:p text:style-name="P14">Formatiere die „h“ bei folgenden Zeitangaben hochgestellt: 12<text:span text:style-name="T5">h</text:span> bis 16<text:span text:style-name="T5">h</text:span>.</text:p>
      <text:p text:style-name="P14">Bei mir ist das Wort „<text:span text:style-name="T5">Ich</text:span>“ hochgestellt.</text:p>
      <text:p text:style-name="P14">Bei mir ist „<text:span text:style-name="T6">ich bin</text:span>“ tiefgestellt.</text:p>
      <text:p text:style-name="P21">Ich bin doppelt unterstrichen.</text:p>
      <text:p text:style-name="P20">Ich bin mit einer Welle unterstrichen.</text:p>
      <text:p text:style-name="P14">Hier ist das Wort „<text:span text:style-name="T7">falsch</text:span>“ durchgeschrichen.</text:p>
      <text:p text:style-name="P16"><text:a xlink:type="simple" xlink:href="https://de.libreoffice.org/" text:style-name="Internet_20_link" text:visited-style-name="Visited_20_Internet_20_Link">Ich bin ein Link auf die Adresse https://de.libreoffice.org</text:a></text:p>
      <text:p text:style-name="P17">Ich hab<text:span text:style-name="T8">e</text:span> einen gestrichelten Rand um mich herum.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1" draw:name="Bild2" text:anchor-type="char" svg:x="15.161cm" svg:y="0.356cm" svg:width="1.792cm" svg:height="0.628cm" draw:z-index="0"><draw:image xlink:href="Pictures/10000000000000580000001F84D8045FF773DCF2.png" xlink:type="simple" xlink:show="embed" xlink:actuate="onLoad" draw:mime-type="image/png"/></draw:frame></text:p>
      <text:p text:style-name="P38"><text:span text:style-name="T9">Autor:</text:span><text:span text:style-name="T10"> C. Pothmann, </text:span><text:a xlink:type="simple" xlink:href="https://cpothmann.de/" text:style-name="Default_20_Style" text:visited-style-name="Default_20_Style"><text:span text:style-name="T12">c</text:span></text:a><text:a xlink:type="simple" xlink:href="https://cpothmann.de/" text:style-name="Default_20_Style" text:visited-style-name="Default_20_Style"><text:span text:style-name="T12">pothmann.de</text:span></text:a><text:span text:style-name="T10">, freigegeben unter </text:span><text:a xlink:type="simple" xlink:href="https://creativecommons.org/licenses/by-nc-sa/4.0/" text:style-name="Default_20_Style" text:visited-style-name="Default_20_Style"><text:span text:style-name="T12">CC BY-NC-SA 4.0</text:span></text:a><text:span text:style-name="T10">, </text:span><text:span text:style-name="T11">Januar 2024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Berlin Sans FB" svg:font-family="'Berlin Sans FB'" style:font-family-generic="swiss" style:font-pitch="variable"/>
    <style:font-face style:name="Broadway" svg:font-family="Broadway" style:font-family-generic="decorative" style:font-pitch="variable"/>
    <style:font-face style:name="Brush Script MT" svg:font-family="'Brush Script MT'" style:font-family-generic="script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1" fo:font-weight="bold" officeooo:rsid="0132664b" officeooo:paragraph-rsid="01294cbe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MT1" style:family="text">
      <style:text-properties officeooo:rsid="0132691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583607447200">
            <table:table-cell table:style-name="Tabelle1.A1" office:value-type="string">
              <text:p text:style-name="MP1">Schriftformatierung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1">nformatik – Textverarbeitung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2DT1H11M11S</meta:editing-duration>
    <meta:editing-cycles>206</meta:editing-cycles>
    <meta:generator>LibreOffice/7.3.3.2$Windows_X86_64 LibreOffice_project/d1d0ea68f081ee2800a922cac8f79445e4603348</meta:generator>
    <dc:date>2024-01-13T11:58:03.107000000</dc:date>
    <meta:document-statistic meta:table-count="1" meta:image-count="1" meta:object-count="0" meta:page-count="2" meta:paragraph-count="48" meta:word-count="308" meta:character-count="1940" meta:non-whitespace-character-count="1670"/>
  </office:meta>
</office:document-meta>
</file>